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style:font-name="Arial" officeooo:rsid="0017076b" officeooo:paragraph-rsid="0017076b"/>
    </style:style>
    <style:style style:name="P2" style:family="paragraph" style:parent-style-name="Heading_20_2">
      <style:text-properties style:font-name="Arial" officeooo:rsid="00189807" officeooo:paragraph-rsid="00189807"/>
    </style:style>
    <style:style style:name="P3" style:family="paragraph" style:parent-style-name="Heading_20_3">
      <style:text-properties fo:font-weight="normal" style:font-weight-asian="normal" style:font-weight-complex="normal"/>
    </style:style>
    <style:style style:name="P4" style:family="paragraph" style:parent-style-name="Subtitle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1">
      <style:text-properties style:font-name="Arial" officeooo:rsid="0017076b" officeooo:paragraph-rsid="0017076b"/>
    </style:style>
    <style:style style:name="P7" style:family="paragraph" style:parent-style-name="Text_20_body" style:list-style-name="L1">
      <style:text-properties style:font-name="Arial" officeooo:rsid="0017076b" officeooo:paragraph-rsid="001ea909"/>
    </style:style>
    <style:style style:name="P8" style:family="paragraph" style:parent-style-name="Text_20_body">
      <style:text-properties style:font-name="Arial" officeooo:rsid="0017076b" officeooo:paragraph-rsid="0017076b"/>
    </style:style>
    <style:style style:name="P9" style:family="paragraph" style:parent-style-name="Text_20_body" style:list-style-name="L2">
      <style:text-properties style:font-name="Arial" officeooo:rsid="00189807" officeooo:paragraph-rsid="00189807"/>
    </style:style>
    <style:style style:name="P10" style:family="paragraph" style:parent-style-name="Text_20_body" style:list-style-name="L2">
      <style:text-properties style:font-name="Arial" officeooo:rsid="0019cd9b" officeooo:paragraph-rsid="0019cd9b"/>
    </style:style>
    <style:style style:name="P11" style:family="paragraph" style:parent-style-name="Text_20_body" style:list-style-name="L2">
      <style:text-properties style:font-name="Arial" fo:font-weight="bold" officeooo:rsid="0019cd9b" officeooo:paragraph-rsid="0019cd9b" style:font-weight-asian="bold" style:font-weight-complex="bold"/>
    </style:style>
    <style:style style:name="P12" style:family="paragraph" style:parent-style-name="Text_20_body">
      <style:text-properties style:font-name="Arial" fo:font-weight="bold" officeooo:rsid="0019cd9b" officeooo:paragraph-rsid="0019cd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9213"/>
    </style:style>
    <style:style style:name="T4" style:family="text">
      <style:text-properties officeooo:rsid="001cc71b"/>
    </style:style>
    <style:style style:name="T5" style:family="text">
      <style:text-properties fo:font-size="18pt" officeooo:rsid="001cc71b" style:font-name-asian="DejaVu Sans" style:font-size-asian="18pt" style:font-name-complex="FreeSans" style:font-size-complex="18pt"/>
    </style:style>
    <style:style style:name="T6" style:family="text">
      <style:text-properties fo:font-size="18pt" officeooo:rsid="001ea909" style:font-name-asian="DejaVu Sans" style:font-size-asian="18pt" style:font-name-complex="FreeSans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em Games – <text:span text:style-name="T6">Regras de Análise de Requisitos</text:span></text:p>
      <text:p text:style-name="P5"/>
      <text:h text:style-name="P1" text:outline-level="2">Definição de Termos</text:h>
      <text:list xml:id="list1640597446" text:style-name="L1">
        <text:list-item>
          <text:p text:style-name="P6">RF: requisitos funcionais</text:p>
        </text:list-item>
        <text:list-item>
          <text:p text:style-name="P6">RNF: requisitos não-funcionais</text:p>
        </text:list-item>
        <text:list-item>
          <text:p text:style-name="P7">RF&lt;nnn&gt;: requisito funcional de número &lt;nnn&gt;, padrão usado para rotulação dos requisitos funcionais.</text:p>
        </text:list-item>
        <text:list-item>
          <text:p text:style-name="P7">RNF&lt;nnn&gt;: requisito funcional de número &lt;nnn&gt;, padrão usado para rotulação dos requisitos não-funcionais.</text:p>
        </text:list-item>
      </text:list>
      <text:p text:style-name="P8"/>
      <text:h text:style-name="P2" text:outline-level="2">Regras da Especificação de requisitos</text:h>
      <text:list xml:id="list1453264079" text:style-name="L2">
        <text:list-item>
          <text:p text:style-name="P9"><text:span text:style-name="T1">Definir um requisito por vez</text:span>, ou seja, não agrupá-los com conectivos (“e” ou “mas” e etc…) em um requisito só.</text:p>
        </text:list-item>
        <text:list-item>
          <text:p text:style-name="P9"><text:span text:style-name="T1">Evite frases desnecessariamente grandes</text:span>.</text:p>
        </text:list-item>
        <text:list-item>
          <text:p text:style-name="P9"><text:span text:style-name="T1">Seja objetivo</text:span>, definições interpretativas prejudicam o entendimento do projeto.</text:p>
        </text:list-item>
        <text:list-item>
          <text:p text:style-name="P9"><text:span text:style-name="T1">Utilize vocabulário fechado</text:span>, ou seja, já definido anteriormente e consistente.</text:p>
        </text:list-item>
        <text:list-item>
          <text:p text:style-name="P10"><text:span text:style-name="T1">Agrupar os requisitos</text:span> que dizem respeito ao mesmo ator/ususário para melhor entendimento.</text:p>
        </text:list-item>
        <text:list-item>
          <text:p text:style-name="P11">A especificação deve ser completa<text:span text:style-name="T2">, colher o máximo de informações sobre o que é pedido do sistema.</text:span></text:p>
        </text:list-item>
        <text:list-item>
          <text:p text:style-name="P11">Não seja ambíguo<text:span text:style-name="T2">, ao escrever um requisito, atente-se para que use a linguagem de maneira clara.</text:span></text:p>
        </text:list-item>
        <text:list-item>
          <text:p text:style-name="P11">Defina requisitos que possam ser verificáveis<text:span text:style-name="T2">, o produto final deve poder ser comparado com os requisitos, requisitos não-verificáveis abrem a possibilidade de conflitos por interpretações diferentes.</text:span></text:p>
        </text:list-item>
      </text:list>
      <text:p text:style-name="P12"><text:span text:style-name="T2"/></text:p>
      <text:h text:style-name="P3" text:outline-level="3">É <text:span text:style-name="T3">importante, também, que os requisitos sejam revisados e complementados à medida que o projeto prossegue e mais informações são coletada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9:09:33.128937532</meta:creation-date>
    <dc:date>2021-11-08T09:52:46.659020952</dc:date>
    <meta:editing-duration>PT21M38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194" meta:character-count="1302" meta:non-whitespace-character-count="1135"/>
  </office:meta>
</office:document-meta>
</file>